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2_aarch64=y</text:p>
      <text:p text:style-name="Standard">BR2_ARM_FPU_VFPV4=y</text:p>
      <text:p text:style-name="Standard">BR2_TOOLCHAIN_BUILDROOT_GLIBC=y</text:p>
      <text:p text:style-name="Standard">BR2_PACKAGE_HOST_LINUX_HEADERS_CUSTOM_4_14=y</text:p>
      <text:p text:style-name="Standard">BR2_TOOLCHAIN_BUILDROOT_CXX=y</text:p>
      <text:p text:style-name="Standard">BR2_TARGET_GENERIC_HOSTNAME="mp3-player"</text:p>
      <text:p text:style-name="Standard">BR2_TARGET_GENERIC_ISSUE="Welcome to mp3-player"</text:p>
      <text:p text:style-name="Standard">BR2_TARGET_GENERIC_ROOT_PASSWD="12345"</text:p>
      <text:p text:style-name="Standard">BR2_SYSTEM_BIN_SH_BASH=y</text:p>
      <text:p text:style-name="Standard">BR2_SYSTEM_DHCP="eth0"</text:p>
      <text:p text:style-name="Standard">BR2_ROOTFS_OVERLAY="/home/mira/Assignments/mp3-player/mp3_Overlay"</text:p>
      <text:p text:style-name="Standard">BR2_ROOTFS_POST_BUILD_SCRIPT="board/raspberrypi3-64/post-build.sh"</text:p>
      <text:p text:style-name="Standard">BR2_ROOTFS_POST_IMAGE_SCRIPT="board/raspberrypi3-64/post-image.sh"</text:p>
      <text:p text:style-name="Standard">BR2_ROOTFS_POST_SCRIPT_ARGS="--aarch64"</text:p>
      <text:p text:style-name="Standard">BR2_LINUX_KERNEL=y</text:p>
      <text:p text:style-name="Standard">BR2_LINUX_KERNEL_CUSTOM_TARBALL=y</text:p>
      <text:p text:style-name="Standard">BR2_LINUX_KERNEL_CUSTOM_TARBALL_LOCATION="$(call github,raspberrypi,linux,6d27aa156c26977dfd079a7107e31670127d17d3)/linux-6d27aa156c26977dfd079a7107e31670127d17d3.tar.gz"</text:p>
      <text:p text:style-name="Standard">BR2_LINUX_KERNEL_DEFCONFIG="bcmrpi3"</text:p>
      <text:p text:style-name="Standard">BR2_LINUX_KERNEL_DTS_SUPPORT=y</text:p>
      <text:p text:style-name="Standard">BR2_LINUX_KERNEL_INTREE_DTS_NAME="broadcom/bcm2710-rpi-3-b broadcom/bcm2710-rpi-3-b-plus broadcom/bcm2837-rpi-3-b"</text:p>
      <text:p text:style-name="Standard">BR2_PACKAGE_BUSYBOX_SHOW_OTHERS=y</text:p>
      <text:p text:style-name="Standard">BR2_PACKAGE_ALSA_UTILS=y</text:p>
      <text:p text:style-name="Standard">BR2_PACKAGE_ALSA_UTILS_ALSACONF=y</text:p>
      <text:p text:style-name="Standard">BR2_PACKAGE_ALSA_UTILS_ACONNECT=y</text:p>
      <text:p text:style-name="Standard">BR2_PACKAGE_ALSA_UTILS_ALSAUCM=y</text:p>
      <text:p text:style-name="Standard">BR2_PACKAGE_ALSA_UTILS_ALSATPLG=y</text:p>
      <text:p text:style-name="Standard">BR2_PACKAGE_ALSA_UTILS_AMIXER=y</text:p>
      <text:p text:style-name="Standard">BR2_PACKAGE_ALSA_UTILS_APLAY=y</text:p>
      <text:p text:style-name="Standard">BR2_PACKAGE_ALSA_UTILS_APLAYMIDI=y</text:p>
      <text:p text:style-name="Standard">BR2_PACKAGE_ALSA_UTILS_SPEAKER_TEST=y</text:p>
      <text:p text:style-name="Standard">BR2_PACKAGE_AUMIX=y</text:p>
      <text:p text:style-name="Standard">BR2_PACKAGE_ESPEAK=y</text:p>
      <text:p text:style-name="Standard">BR2_PACKAGE_ESPEAK_AUDIO_BACKEND_ALSA=y</text:p>
      <text:p text:style-name="Standard">BR2_PACKAGE_MPG123=y</text:p>
      <text:p text:style-name="Standard">BR2_PACKAGE_PULSEAUDIO=y</text:p>
      <text:p text:style-name="Standard">BR2_PACKAGE_PULSEAUDIO_DAEMON=y</text:p>
      <text:p text:style-name="Standard">BR2_PACKAGE_GREP=y</text:p>
      <text:p text:style-name="Standard">BR2_PACKAGE_MAKE=y</text:p>
      <text:p text:style-name="Standard">BR2_PACKAGE_SED=y</text:p>
      <text:p text:style-name="Standard">BR2_PACKAGE_TREE=y</text:p>
      <text:p text:style-name="Standard">BR2_PACKAGE_RPI_BT_FIRMWARE=y</text:p>
      <text:p text:style-name="Standard">BR2_PACKAGE_RPI_FIRMWARE=y</text:p>
      <text:p text:style-name="Standard"># BR2_PACKAGE_RPI_FIRMWARE_INSTALL_DTB_OVERLAYS is not set</text:p>
      <text:p text:style-name="Standard">BR2_PACKAGE_RPI_WIFI_FIRMWARE=y</text:p>
      <text:p text:style-name="Standard">BR2_PACKAGE_WILC1000_FIRMWARE=y</text:p>
      <text:p text:style-name="Standard">BR2_PACKAGE_WILINK_BT_FIRMWARE=y</text:p>
      <text:p text:style-name="Standard">BR2_PACKAGE_PYTHON3=y</text:p>
      <text:p text:style-name="Standard">BR2_PACKAGE_PYTHON3_PYEXPAT=y</text:p>
      <text:p text:style-name="Standard">BR2_PACKAGE_PYTHON_SIX=y</text:p>
      <text:p text:style-name="Standard"><text:soft-page-break/>BR2_PACKAGE_BCG729=y</text:p>
      <text:p text:style-name="Standard">BR2_PACKAGE_LIBID3TAG=y</text:p>
      <text:p text:style-name="Standard">BR2_PACKAGE_LIBMAD=y</text:p>
      <text:p text:style-name="Standard">BR2_PACKAGE_LIBMPDCLIENT=y</text:p>
      <text:p text:style-name="Standard">BR2_PACKAGE_SBC=y</text:p>
      <text:p text:style-name="Standard">BR2_PACKAGE_WIRINGPI=y</text:p>
      <text:p text:style-name="Standard">BR2_PACKAGE_BOOST=y</text:p>
      <text:p text:style-name="Standard">BR2_PACKAGE_LIBBSD=y</text:p>
      <text:p text:style-name="Standard">BR2_PACKAGE_LIBICAL=y</text:p>
      <text:p text:style-name="Standard">BR2_PACKAGE_BLUEZ_TOOLS=y</text:p>
      <text:p text:style-name="Standard">BR2_PACKAGE_BLUEZ_UTILS_COMPAT=y</text:p>
      <text:p text:style-name="Standard">BR2_PACKAGE_BLUEZ_UTILS_AUDIO=y</text:p>
      <text:p text:style-name="Standard">BR2_PACKAGE_BLUEZ_UTILS_USB=y</text:p>
      <text:p text:style-name="Standard">BR2_PACKAGE_BLUEZ_UTILS_GATT=y</text:p>
      <text:p text:style-name="Standard">BR2_PACKAGE_CONNMAN=y</text:p>
      <text:p text:style-name="Standard">BR2_PACKAGE_CONNMAN_WIFI=y</text:p>
      <text:p text:style-name="Standard">BR2_PACKAGE_CONNMAN_BLUETOOTH=y</text:p>
      <text:p text:style-name="Standard"># BR2_PACKAGE_IFUPDOWN_SCRIPTS is not set</text:p>
      <text:p text:style-name="Standard">BR2_PACKAGE_IW=y</text:p>
      <text:p text:style-name="Standard">BR2_PACKAGE_OPENSSH=y</text:p>
      <text:p text:style-name="Standard">BR2_PACKAGE_SCONESERVER=y</text:p>
      <text:p text:style-name="Standard">BR2_PACKAGE_SCONESERVER_BLUETOOTH=y</text:p>
      <text:p text:style-name="Standard">BR2_PACKAGE_WPA_SUPPLICANT_AP_SUPPORT=y</text:p>
      <text:p text:style-name="Standard">BR2_PACKAGE_WPA_SUPPLICANT_AUTOSCAN=y</text:p>
      <text:p text:style-name="Standard">BR2_PACKAGE_SCREEN=y</text:p>
      <text:p text:style-name="Standard">BR2_PACKAGE_SUDO=y</text:p>
      <text:p text:style-name="Standard">BR2_PACKAGE_NANO=y</text:p>
      <text:p text:style-name="Standard">BR2_TARGET_ROOTFS_EXT2=y</text:p>
      <text:p text:style-name="Standard">BR2_TARGET_ROOTFS_EXT2_4=y</text:p>
      <text:p text:style-name="Standard">BR2_TARGET_ROOTFS_EXT2_SIZE="300M"</text:p>
      <text:p text:style-name="Standard"># BR2_TARGET_ROOTFS_TAR is not set</text:p>
      <text:p text:style-name="Standard">BR2_PACKAGE_HOST_DOSFSTOOLS=y</text:p>
      <text:p text:style-name="Standard">BR2_PACKAGE_HOST_GENIMAGE=y</text:p>
      <text:p text:style-name="Standard">BR2_PACKAGE_HOST_MTOOLS=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1:25:31.043456676</meta:creation-date>
    <dc:date>2020-04-12T01:26:19.716786673</dc:date>
    <meta:editing-duration>PT51S</meta:editing-duration>
    <meta:editing-cycles>1</meta:editing-cycles>
    <meta:document-statistic meta:table-count="0" meta:image-count="0" meta:object-count="0" meta:page-count="2" meta:paragraph-count="83" meta:word-count="101" meta:character-count="2653" meta:non-whitespace-character-count="2636"/>
    <meta:generator>LibreOffice/6.0.7.3$Linux_X86_64 LibreOffice_project/00m0$Build-3</meta:generator>
  </office:meta>
</office:document-meta>
</file>